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Joining a group" draw:style-name="dp1" draw:master-page-name="Default">
        <draw:custom-shape draw:style-name="gr1" draw:text-style-name="P1" draw:id="id6" draw:layer="layout" svg:width="5.715cm" svg:height="1.27cm" svg:x="7.35cm" svg:y="1.635cm">
          <text:p text:style-name="P1"><text:span text:style-name="T1">A user request to join</text:span></text:p>
          <text:p text:style-name="P1"><text:span text:style-name="T1">a gro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" draw:layer="layout" svg:width="6.985cm" svg:height="2.54cm" svg:x="6.715cm" svg:y="4.175cm">
          <text:p text:style-name="P1"><text:span text:style-name="T1">Require admin </text:span></text:p>
          <text:p text:style-name="P1"><text:span text:style-name="T1">approval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draw:id="id5" draw:layer="layout" svg:width="6.35cm" svg:height="1.905cm" svg:x="10.525cm" svg:y="18.78cm">
          <text:p text:style-name="P2"><text:span text:style-name="T2">Display group pag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id="id2" draw:layer="layout" svg:width="5.715cm" svg:height="1.27cm" svg:x="1.635cm" svg:y="8.62cm">
          <text:p text:style-name="P3"><text:span text:style-name="T2">Send email to adm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4" draw:layer="layout" svg:width="6.35cm" svg:height="1.905cm" svg:x="10.525cm" svg:y="15.605cm">
          <text:p text:style-name="P2"><text:span text:style-name="T2">store 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3" draw:id="id3" draw:layer="layout" svg:width="6.35cm" svg:height="1.905cm" svg:x="10.525cm" svg:y="11.795cm">
          <text:p text:style-name="P3"><text:span text:style-name="T2">Update activity strea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6.715cm" svg:y1="5.444cm" svg:x2="4.491cm" svg:y2="8.62cm" draw:start-shape="id1" draw:start-glue-point="5" draw:end-shape="id2" draw:end-glue-point="4" svg:d="m6715 5444h-2224v3176">
          <text:p/>
        </draw:connector>
        <draw:connector draw:style-name="gr2" draw:text-style-name="P3" draw:layer="layout" svg:x1="13.7cm" svg:y1="5.444cm" svg:x2="16.875cm" svg:y2="12.747cm" draw:start-shape="id1" draw:start-glue-point="7" draw:end-shape="id3" draw:end-glue-point="7" svg:d="m13700 5444h3676v7303h-501">
          <text:p/>
        </draw:connector>
        <draw:connector draw:style-name="gr2" draw:text-style-name="P3" draw:layer="layout" svg:x1="13.699cm" svg:y1="13.7cm" svg:x2="13.7cm" svg:y2="15.605cm" draw:start-shape="id3" draw:start-glue-point="6" draw:end-shape="id4" svg:d="m13699 13700v952h1v953">
          <text:p/>
        </draw:connector>
        <draw:connector draw:style-name="gr2" draw:text-style-name="P3" draw:layer="layout" svg:x1="13.7cm" svg:y1="17.51cm" svg:x2="13.699cm" svg:y2="18.78cm" draw:start-shape="id4" draw:start-glue-point="2" draw:end-shape="id5" draw:end-glue-point="4" svg:d="m13700 17510v635h-1v635">
          <text:p/>
        </draw:connector>
        <draw:frame draw:style-name="gr3" draw:text-style-name="P4" draw:layer="layout" svg:width="1.133cm" svg:height="0.806cm" svg:x="14.335cm" svg:y="5.445cm">
          <draw:text-box>
            <text:p text:style-name="P4"><text:span text:style-name="T2">No</text:span></text:p>
          </draw:text-box>
        </draw:frame>
        <draw:frame draw:style-name="gr4" draw:text-style-name="P4" draw:layer="layout" svg:width="1.306cm" svg:height="0.806cm" svg:x="2.905cm" svg:y="5.445cm">
          <draw:text-box>
            <text:p text:style-name="P4"><text:span text:style-name="T2">Yes</text:span></text:p>
          </draw:text-box>
        </draw:frame>
        <draw:connector draw:style-name="gr2" draw:text-style-name="P3" draw:layer="layout" svg:x1="10.206cm" svg:y1="2.905cm" svg:x2="10.207cm" svg:y2="4.175cm" draw:start-shape="id6" draw:start-glue-point="6" draw:end-shape="id1" draw:end-glue-point="4" svg:d="m10206 2905v636h1v634">
          <text:p/>
        </draw:connector>
        <draw:connector draw:style-name="gr2" draw:text-style-name="P3" draw:layer="layout" svg:x1="7.348cm" svg:y1="9.254cm" svg:x2="10.525cm" svg:y2="16.557cm" draw:start-shape="id2" draw:start-glue-point="7" draw:end-shape="id4" draw:end-glue-point="3" svg:d="m7348 9254h1589v7303h1588">
          <text:p/>
        </draw:connector>
        <draw:custom-shape draw:style-name="gr1" draw:text-style-name="P1" draw:id="id7" draw:layer="layout" svg:width="2.54cm" svg:height="3.175cm" svg:x="1.635cm" svg:y="11.16cm">
          <text:p text:style-name="P3"><text:span text:style-name="T1">Admin </text:span></text:p>
          <text:p text:style-name="P3"><text:span text:style-name="T1">approved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" draw:text-style-name="P3" draw:layer="layout" svg:x1="4.175cm" svg:y1="12.747cm" svg:x2="10.525cm" svg:y2="12.747cm" draw:start-shape="id7" draw:start-glue-point="7" draw:end-shape="id3" draw:end-glue-point="5" svg:d="m4175 12747h6350">
          <text:p/>
        </draw:connector>
        <draw:frame draw:style-name="gr3" draw:text-style-name="P4" draw:layer="layout" svg:width="1.306cm" svg:height="0.806cm" svg:x="4.774cm" svg:y="11.795cm">
          <draw:text-box>
            <text:p text:style-name="P4"><text:span text:style-name="T2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MY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zrul Rahim</meta:initial-creator>
    <meta:creation-date>2008-10-15T13:17:34.16</meta:creation-date>
    <dc:date>2008-10-15T15:53:08.39</dc:date>
    <dc:creator>Azrul Rahim</dc:creator>
    <meta:editing-duration>PT02H35M32S</meta:editing-duration>
    <meta:editing-cycles>4</meta:editing-cycles>
    <meta:generator>OpenOffice.org/3.0$Win32 OpenOffice.org_project/300m9$Build-9358</meta:generator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